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cm" fo:min-width="4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cm" fo:min-width="3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75cm" fo:min-width="1.25cm"/>
      <style:paragraph-properties style:writing-mode="lr-tb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0.5cm" fo:min-width="1.25cm"/>
      <style:paragraph-properties style:writing-mode="lr-tb"/>
    </style:style>
    <style:style style:name="gr6" style:family="graphic" style:parent-style-name="standard">
      <style:graphic-properties svg:stroke-color="#3465a4" draw:textarea-horizontal-align="justify" draw:textarea-vertical-align="middle" draw:auto-grow-height="false" fo:min-height="0.634cm" fo:min-width="1.976cm"/>
      <style:paragraph-properties style:writing-mode="lr-tb"/>
    </style:style>
    <style:style style:name="gr7" style:family="graphic" style:parent-style-name="standard">
      <style:graphic-properties svg:stroke-color="#3465a4" draw:textarea-horizontal-align="justify" draw:textarea-vertical-align="middle" draw:auto-grow-height="false" fo:min-height="0.634cm" fo:min-width="2.506cm"/>
      <style:paragraph-properties style:writing-mode="lr-tb"/>
    </style:style>
    <style:style style:name="P1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5cm" svg:height="3.75cm" svg:x="8.25cm" svg:y="4.75cm">
          <text:p text:style-name="P1">FIREWAL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2.25cm" svg:x="16.25cm" svg:y="5cm">
          <text:p text:style-name="P1">LAN</text:p>
          <text:p text:style-name="P1">192.168.140.0/2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2cm" svg:x="9cm" svg:y="10.25cm">
          <text:p text:style-name="P1">Internet</text:p>
          <text:p text:style-name="P1">89.40.30.1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5cm" svg:height="1cm" svg:x="10cm" svg:y="8.25cm">
          <text:p text:style-name="P1">eth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5cm" svg:height="0.75cm" svg:x="13.25cm" svg:y="6.5cm">
          <text:p text:style-name="P1">eth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1.25cm" svg:x="9.25cm" svg:y="9.25cm">
          <text:p text:style-name="P1">Drop 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25cm" svg:height="1.25cm" svg:x="13.5cm" svg:y="7.25cm">
          <text:p text:style-name="P1">Accept 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4:04:08.143293454</meta:creation-date>
    <dc:date>2023-01-17T20:18:50.338825140</dc:date>
    <meta:editing-duration>PT1H12M</meta:editing-duration>
    <meta:editing-cycles>2</meta:editing-cycles>
    <meta:generator>LibreOffice/7.4.4.2$Linux_X86_64 LibreOffice_project/85569322deea74ec9134968a29af2df5663baa21</meta:generator>
    <meta:document-statistic meta:object-count="7"/>
  </office:meta>
</office:document-meta>
</file>